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81bf2" officeooo:paragraph-rsid="00081bf2" style:font-size-asian="16pt" style:font-weight-asian="bold" style:font-size-complex="16pt" style:font-weight-complex="bold"/>
    </style:style>
    <style:style style:name="P2" style:family="paragraph" style:parent-style-name="Standard">
      <style:text-properties fo:font-size="12pt" fo:font-weight="normal" officeooo:rsid="00090e41" officeooo:paragraph-rsid="00090e41" style:font-size-asian="10.5pt" style:font-weight-asian="normal" style:font-size-complex="12pt" style:font-weight-complex="normal"/>
    </style:style>
    <style:style style:name="P3" style:family="paragraph" style:parent-style-name="Standard" style:list-style-name="L2">
      <style:text-properties fo:font-size="12pt" fo:font-weight="normal" officeooo:rsid="00090e41" officeooo:paragraph-rsid="00090e41" style:font-size-asian="10.5pt" style:font-weight-asian="normal" style:font-size-complex="12pt" style:font-weight-complex="normal"/>
    </style:style>
    <style:style style:name="P4" style:family="paragraph" style:parent-style-name="Standard">
      <style:text-properties fo:font-size="12pt" fo:font-weight="normal" officeooo:rsid="000caf6d" officeooo:paragraph-rsid="000caf6d" style:font-size-asian="10.5pt" style:font-weight-asian="normal" style:font-size-complex="12pt" style:font-weight-complex="normal"/>
    </style:style>
    <style:style style:name="P5" style:family="paragraph" style:parent-style-name="Standard">
      <style:text-properties fo:font-size="12pt" fo:font-weight="normal" officeooo:rsid="000df870" officeooo:paragraph-rsid="000df870" style:font-size-asian="10.5pt" style:font-weight-asian="normal" style:font-size-complex="12pt" style:font-weight-complex="normal"/>
    </style:style>
    <style:style style:name="P6" style:family="paragraph" style:parent-style-name="Standard">
      <style:text-properties fo:font-size="12pt" fo:font-weight="normal" officeooo:rsid="000fb9da" officeooo:paragraph-rsid="000fb9da" style:font-size-asian="10.5pt" style:font-weight-asian="normal" style:font-size-complex="12pt" style:font-weight-complex="normal"/>
    </style:style>
    <style:style style:name="P7" style:family="paragraph" style:parent-style-name="Standard">
      <style:text-properties fo:font-size="12pt" fo:font-weight="normal" officeooo:rsid="0011598d" officeooo:paragraph-rsid="0011598d" style:font-size-asian="10.5pt" style:font-weight-asian="normal" style:font-size-complex="12pt" style:font-weight-complex="normal"/>
    </style:style>
    <style:style style:name="T1" style:family="text">
      <style:text-properties officeooo:rsid="00091e14"/>
    </style:style>
    <style:style style:name="T2" style:family="text">
      <style:text-properties officeooo:rsid="00098c7c"/>
    </style:style>
    <style:style style:name="T3" style:family="text">
      <style:text-properties officeooo:rsid="000df870"/>
    </style:style>
    <style:style style:name="T4" style:family="text">
      <style:text-properties officeooo:rsid="000f2a8c"/>
    </style:style>
    <style:style style:name="T5" style:family="text">
      <style:text-properties officeooo:rsid="0011c90a"/>
    </style:style>
    <style:style style:name="T6" style:family="text">
      <style:text-properties fo:font-weight="bold" style:font-weight-asian="bold" style:font-weight-complex="bold"/>
    </style:style>
    <style:style style:name="T7" style:family="text">
      <style:text-properties officeooo:rsid="0014d8ba"/>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me File:</text:p>
      <text:p text:style-name="P1"><text:s/></text:p>
      <text:p text:style-name="P2"><text:tab/>There are 3 main files: </text:p>
      <text:list xml:id="list2624089132" text:style-name="L2">
        <text:list-item>
          <text:p text:style-name="P3"><text:span text:style-name="T1">SPA_ALGORITHM.</text:span><text:span text:style-name="T3">html</text:span></text:p>
        </text:list-item>
        <text:list-item>
          <text:p text:style-name="P3"><text:span text:style-name="T1">SPA_CODE.</text:span><text:span text:style-name="T3">ipynb</text:span></text:p>
        </text:list-item>
        <text:list-item>
          <text:p text:style-name="P3"><text:span text:style-name="T2">ALGO_DESCRIPTION.odt</text:span></text:p>
        </text:list-item>
      </text:list>
      <text:p text:style-name="P2"/>
      <text:p text:style-name="P4"><text:span text:style-name="T6">SPA_ALGORITHM</text:span> is an .html file which contain<text:span text:style-name="T7">s</text:span> algorithm and parallel description of what this part of algorithm does.</text:p>
      <text:p text:style-name="P4"/>
      <text:p text:style-name="P5"><text:span text:style-name="T6">SPA_CODE</text:span> <text:span text:style-name="T4">is .ipynb file. It is the whole code of algorithm, it is fully functional. We test our algorithm through this. The dataset we used to test our algorithm is randomly generated. Its code is also in this file. You can just run it and it will show you the student-lecturer allocation. Moreover, it has another part which evaluates, how many students got first preference, how many got second and so on. A graph of this information is also generated in this part.</text:span></text:p>
      <text:p text:style-name="P5"/>
      <text:p text:style-name="P6"><text:span text:style-name="T6">ALGO_DESCRIPTION</text:span> is .odt file. It contains the brief description of algorithm, how it is divided and how it works step by step. Moreover, it also includes testing details, how we tested it, how dataset is made and results.</text:p>
      <text:p text:style-name="P6"/>
      <text:p text:style-name="P7">Results of 10 tests are also attached as test-1, test-2 etc image file. <text:span text:style-name="T5">You can look into that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12:29:13.241093445</meta:creation-date>
    <dc:date>2020-07-26T12:48:23.582930652</dc:date>
    <meta:editing-duration>PT19M5S</meta:editing-duration>
    <meta:editing-cycles>15</meta:editing-cycles>
    <meta:generator>LibreOffice/6.4.2.2$Linux_X86_64 LibreOffice_project/40$Build-2</meta:generator>
    <meta:document-statistic meta:table-count="0" meta:image-count="0" meta:object-count="0" meta:page-count="1" meta:paragraph-count="10" meta:word-count="172" meta:character-count="1002" meta:non-whitespace-character-count="839"/>
  </office:meta>
</office:document-meta>
</file>